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text-properties style:text-underline-style="none"/>
    </style:style>
    <style:style style:name="P19" style:family="paragraph" style:parent-style-name="Contents_20_1">
      <style:paragraph-properties>
        <style:tab-stops>
          <style:tab-stop style:position="154.01mm" style:type="right" style:leader-style="dotted" style:leader-text="."/>
        </style:tab-stops>
      </style:paragraph-properties>
    </style:style>
    <style:style style:name="P20" style:family="paragraph" style:parent-style-name="Contents_20_2">
      <style:paragraph-properties>
        <style:tab-stops>
          <style:tab-stop style:position="150.02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Contents_20_4">
      <style:paragraph-properties>
        <style:tab-stops>
          <style:tab-stop style:position="140.04mm" style:type="right" style:leader-style="dotted" style:leader-text="."/>
        </style:tab-stops>
      </style:paragraph-properties>
    </style:style>
    <style:style style:name="P27" style:family="paragraph" style:parent-style-name="Contents_20_3">
      <style:paragraph-properties>
        <style:tab-stops>
          <style:tab-stop style:position="145.03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style:use-window-font-color="true" style:font-name="Times New Roman"/>
    </style:style>
    <style:style style:name="T18" style:family="text">
      <style:text-properties style:use-window-font-color="true" style:font-name="Times New Roman"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fo:font-weight="bold" style:font-weight-asian="bold" style:font-weight-complex="bold"/>
    </style:style>
    <style:style style:name="T21"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7">2.2.1 Rok 2000<text:tab/>6</text:p>
          <text:p text:style-name="P27">2.2.2 Rok 2001<text:tab/>6</text:p>
          <text:p text:style-name="P27">2.2.3 Rok 2002<text:tab/>7</text:p>
          <text:p text:style-name="P27">2.2.4 Rok 2003<text:tab/>7</text:p>
          <text:p text:style-name="P27">2.2.5 Rok 2004<text:tab/>7</text:p>
          <text:p text:style-name="P27">2.2.6 Rok 2005<text:tab/>7</text:p>
          <text:p text:style-name="P27">2.2.7 Rok 2006<text:tab/>7</text:p>
          <text:p text:style-name="P27">2.2.8 Rok 2007<text:tab/>8</text:p>
          <text:p text:style-name="P27">2.2.9 Rok 2008<text:tab/>8</text:p>
          <text:p text:style-name="P27">2.2.10 Rok 2009<text:tab/>9</text:p>
          <text:p text:style-name="P27">2.2.11 Rok 2010<text:tab/>9</text:p>
          <text:p text:style-name="P27">2.2.12 Rok 2011<text:tab/>9</text:p>
          <text:p text:style-name="P20">2.3 Současný obsah databáze<text:tab/>10</text:p>
          <text:p text:style-name="P20">2.4 Další informace o projektu<text:tab/>11</text:p>
          <text:p text:style-name="P27">2.4.1 Creative Commons<text:tab/>11</text:p>
          <text:p text:style-name="P27">2.4.2 Partneři projektu<text:tab/>11</text:p>
          <text:p text:style-name="P27">2.4.3 Nasmlouvané webové zdroje<text:tab/>12</text:p>
          <text:p text:style-name="P27">2.4.4 Internet Archive<text:tab/>12</text:p>
          <text:p text:style-name="P27">2.4.5 Další spolupráce<text:tab/>13</text:p>
          <text:p text:style-name="P27">2.4.6 Dostupnost informací<text:tab/>13</text:p>
          <text:p text:style-name="P27">2.4.7 Kritéria výběru webových zdrojů<text:tab/>14</text:p>
          <text:p text:style-name="P26">2.4.7.1 Plošná archivace – harvesting<text:tab/>14</text:p>
          <text:p text:style-name="P26">2.4.7.2 Výběrový přístup – konspekt<text:tab/>15</text:p>
          <text:p text:style-name="P26">2.4.7.3 Tematické sbírky<text:tab/>15</text:p>
          <text:p text:style-name="P20">2.5 Starší práce na téma WebArchiv<text:tab/>16</text:p>
          <text:p text:style-name="P27">2.5.1 Systém pro správu procesu archivace webových informačních zdrojů<text:tab/>16</text:p>
          <text:p text:style-name="P27">2.5.2 Identifikace a omezení přístupu k „nevhodným“ stránkám ve webovém archivu<text:tab/>16</text:p>
          <text:p text:style-name="P27">2.5.3 Rozpoznání a archivace českého webu mimo národní doménu<text:tab/>16</text:p>
          <text:p text:style-name="P27">2.5.4 Implementace OAI-PMH pro český WebArchiv<text:tab/>17</text:p>
          <text:p text:style-name="P27">2.5.5 Bibliografický popis elektronických online zdrojů v zahraniční a domácí katalogizační praxi<text:tab/>17</text:p>
          <text:p text:style-name="P27">2.5.6 Zpřístupnění archivu českého webu<text:tab/>17</text:p>
          <text:p text:style-name="P27">2.5.5 Strategie archivace elektronických online zdrojů a politika jejich výběru do digitálního archivu (se zaměřením na český systém WebArchiv)<text:tab/>18</text:p>
          <text:p text:style-name="P20">2.6 Nástroje související s projektem WebArchiv<text:tab/>19</text:p>
          <text:p text:style-name="P27">2.6.1 APACHE TOMCAT<text:tab/>19</text:p>
          <text:p text:style-name="P27">2.6.2 ARCRetriever<text:tab/>19</text:p>
          <text:p text:style-name="P27"><text:soft-page-break/>2.6.3 DeDuplicator<text:tab/>19</text:p>
          <text:p text:style-name="P27">2.6.4 Generátor URN<text:tab/>19</text:p>
          <text:p text:style-name="P27">2.6.5 HERITRIX<text:tab/>19</text:p>
          <text:p text:style-name="P27">2.6.6 ImpEval <text:tab/>20</text:p>
          <text:p text:style-name="P27">2.6.7 NutchWAX<text:tab/>20</text:p>
          <text:p text:style-name="P27">2.6.8 WA ADMIN<text:tab/>20</text:p>
          <text:p text:style-name="P27">2.6.9 WA-CZ<text:tab/>20</text:p>
          <text:p text:style-name="P27">2.6.10 Wayback<text:tab/>21</text:p>
          <text:p text:style-name="P27">2.6.11 WebAnalyzer<text:tab/>21</text:p>
          <text:p text:style-name="P27">2.6.12 Web Curator Tool<text:tab/>21</text:p>
          <text:list xml:id="list455206579" text:continue-numbering="true" text:style-name="List_20_1">
            <text:list-item>
              <text:p text:style-name="P19">3 Archivační formáty<text:tab/>22</text:p>
            </text:list-item>
          </text:list>
          <text:p text:style-name="P20">3.1 Úvod<text:tab/>22</text:p>
          <text:p text:style-name="P20">3.2 Formát nedlib<text:tab/>23</text:p>
          <text:p text:style-name="P27">3.2.1 Popis standardu nedlib<text:tab/>23</text:p>
          <text:p text:style-name="P27">3.2.2 Výhody nedlib<text:tab/>23</text:p>
          <text:p text:style-name="P27">3.2.3 Nevýhody nedlib<text:tab/>23</text:p>
          <text:p text:style-name="P27">3.2.4 Užití v praxi ve WebArchivu<text:tab/>23</text:p>
          <text:p text:style-name="P20">3.3 Formát arc<text:tab/>24</text:p>
          <text:p text:style-name="P27">3.3.1 Popis standardu arc<text:tab/>24</text:p>
          <text:p text:style-name="P27">3.3.2 Výhody arc<text:tab/>24</text:p>
          <text:p text:style-name="P27">3.3.3 Nevýhody arc<text:tab/>24</text:p>
          <text:p text:style-name="P27">3.3.4 Užití v praxi ve WebArchivu<text:tab/>25</text:p>
          <text:p text:style-name="P20">3.4 Formát warc<text:tab/>26</text:p>
          <text:p text:style-name="P27">3.4.1 Popis standardu warc<text:tab/>26</text:p>
          <text:p text:style-name="P27">3.4.2 Výhody warc<text:tab/>26</text:p>
          <text:p text:style-name="P27">3.4.3 Nevýhody warc<text:tab/>27</text:p>
          <text:p text:style-name="P27">3.4.4 Plánované využití<text:tab/>28</text:p>
          <text:p text:style-name="P27">3.4.5 Deduplikace souborů<text:tab/>28</text:p>
          <text:list xml:id="list122057866" text:continue-numbering="true" text:style-name="List_20_1">
            <text:list-item>
              <text:p text:style-name="P19">4 Migrace archivu z formátu arc do formátu warc<text:tab/>29</text:p>
            </text:list-item>
          </text:list>
          <text:p text:style-name="P20">4.1 O migraci<text:tab/>29</text:p>
          <text:p text:style-name="P27">4.1.1 Úvod<text:tab/>29</text:p>
          <text:p text:style-name="P27">4.1.2 Britská knihovna<text:tab/>29</text:p>
          <text:p text:style-name="P20">4.2 Použité nástroje<text:tab/>30</text:p>
          <text:p text:style-name="P27">4.2.1 JHOVE<text:tab/>30</text:p>
          <text:p text:style-name="P27">4.2.2 JHOVE2<text:tab/>30</text:p>
          <text:p text:style-name="P26">4.2.2.1 Úvod<text:tab/>30</text:p>
          <text:p text:style-name="P26">4.2.2.2 Podrobnější informace<text:tab/>31</text:p>
          <text:p text:style-name="P27">4.2.3 Jpype<text:tab/>33</text:p>
          <text:p text:style-name="P20">4.3 Testování migračních nástrojů<text:tab/>34</text:p>
          <text:p text:style-name="P27">4.3.1 WARC-TOOLS<text:tab/>34</text:p>
          <text:p text:style-name="P26">4.3.1.1 Kompatibilita s ostatními nástroji<text:tab/>34</text:p>
          <text:p text:style-name="P26">4.3.1.2 Další parametry<text:tab/>35</text:p>
          <text:p text:style-name="P27">4.3.2 WARC-TOOLS / hanzo<text:tab/>35</text:p>
          <text:p text:style-name="P26">4.3.2.1 Kompatibilita s ostatními nástroji<text:tab/>35</text:p>
          <text:p text:style-name="P26">4.3.2.2 Další parametry<text:tab/>35</text:p>
          <text:p text:style-name="P27">4.3.3 WARC-TOOLS / kpk09<text:tab/>36</text:p>
          <text:p text:style-name="P26"><text:soft-page-break/>4.3.3 1 Kompatibilita s ostatními nástroji<text:tab/>36</text:p>
          <text:p text:style-name="P26">4.3.3.2 Další parametry<text:tab/>36</text:p>
          <text:p text:style-name="P20">4.4 Podobnost WARCTOOLS / hanzo s kpk09<text:tab/>37</text:p>
          <text:p text:style-name="P27">4.4.1 Porovnání výstupů pro stejné vstupy<text:tab/>37</text:p>
          <text:p text:style-name="P27">4.4.2 Porovnání zdrojového kódu<text:tab/>37</text:p>
          <text:p text:style-name="P20">4.5 Závěry z porovnávání nástrojů<text:tab/>39</text:p>
          <text:p text:style-name="P20">4.6 Implementace úprav v migračních nástrojích<text:tab/>40</text:p>
          <text:p text:style-name="P27">4.6.1 Úvod<text:tab/>40</text:p>
          <text:p text:style-name="P27">4.6.2 Úprava JHOVE2<text:tab/>40</text:p>
          <text:p text:style-name="P27">4.6.2 Úprava WARCTOOLS. / hanzo<text:tab/>40</text:p>
          <text:p text:style-name="P20">4.7 Výstupy z analýzy obsahu převáděných archivů<text:tab/>42</text:p>
          <text:list xml:id="list626834262" text:continue-numbering="true" text:style-name="List_20_1">
            <text:list-item>
              <text:p text:style-name="P19">5 Závěr<text:tab/>43</text:p>
            </text:list-item>
            <text:list-item>
              <text:p text:style-name="P19">Seznam literatury<text:tab/>44</text:p>
            </text:list-item>
            <text:list-item>
              <text:p text:style-name="P19">Přílohy<text:tab/>48</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43234828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text:soft-page-break/>2.2.3 Rok 2002</text:h>
      <text:p text:style-name="Text_20_body">Činnost řešitelů byla především zaměřena na vývoj používaného softwaru. Za cíl měli 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text:soft-page-break/>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text:soft-page-break/>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7"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426450168" text:continue-numbering="true" text:style-name="List_20_1">
        <text:list-item>
          <text:p text:style-name="P22"><text:span text:style-name="T20">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22"><text:soft-page-break/><text:span text:style-name="T20">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2"><text:span text:style-name="T20">CZ.NIC</text:span><text:note text:id="ftn12" text:note-class="footnote"><text:note-citation>12</text:note-citation><text:note-body><text:p text:style-name="Footnote">Bližší informace o organizaci <text:span text:style-name="T7">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text:soft-page-break/>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8">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9">.</text:span></text:p>
      <text:p text:style-name="P2"><text:soft-page-break/>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text:soft-page-break/>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text:span></text:span><text:soft-page-break/><text:span text:style-name="Strong_20_Emphasis"><text:span text:style-name="T7">jako 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text:soft-page-break/>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9">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http://deduplicator.sourceforge.ne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text:soft-page-break/>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http://archive-access.sourceforge.net/projects/nutch/</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17">V roce 2009 realizoval Adam Brokeš WA Admin v2 v rámci své bakalářské práce s názvem Systém pro správu procesu archivace webových informačních zdrojů</text:span><text:span text:style-name="T17">.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text:soft-page-break/>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17">Nástroj vyvinutý</text:span><text:span text:style-name="T17"><text:note text:id="ftn29" text:note-class="footnote"><text:note-citation>29</text:note-citation><text:note-body><text:p text:style-name="Footnote">Webové stránky projektu Web Curator Tool dostupné online na adrese http://webcurator.sourceforge.net/</text:p></text:note-body></text:note></text:span><text:span text:style-name="T17">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207054049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190852569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206108970"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391325262"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text:soft-page-break/>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44436460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text:soft-page-break/>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http://tools.ietf.org/html/rfc3174</text:p></text:note-body></text:note></text:span><text:span text:style-name="T8"> hashovací funkcí pro jednoznačné určení stažených dokumentů.</text:span></text:p>
        </text:list-item>
      </text:list>
      <text:h text:style-name="Heading_20_3" text:outline-level="3">3.4.3 Nevýhody warc</text:h>
      <text:list xml:id="list323480460"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text:soft-page-break/>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příloha Q]</text:p>
      <text:h text:style-name="P17" text:outline-level="2">4.2 Použité nástroje</text:h>
      <text:p text:style-name="Text_20_body">Kromě samotných nástrojů pro migrci arc archivů jsem používal i jiné nástroje, zde podávám jejich přehled.</text:p>
      <text:h text:style-name="P18"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18"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text:span><text:soft-page-break/><text:span text:style-name="T1">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1841480736" text:continue-numbering="true" text:style-name="List_20_1">
        <text:list-item>
          <text:p text:style-name="P22"><text:span text:style-name="T3">Identifikace</text:span><text:span text:style-name="T1"> – určení formátu objektu.</text:span></text:p>
        </text:list-item>
        <text:list-item>
          <text:p text:style-name="P25"><text:soft-page-break/>Feature extraction (extrakce rysů)<text:span text:style-name="T7"> – určení charakteristických rysů objektu.</text:span></text:p>
        </text:list-item>
        <text:list-item>
          <text:p text:style-name="P22"><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příloha AF]:</text:span></text:p>
      <text:list xml:id="list608716066"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1">rů</text:span><text:span text:style-name="T16">. Webové stránky nástroje DROID dostupné online na adrese http://droid.sourceforge.ne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oft-page-break/><text:span text:style-name="T8">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064779282" text:continue-list="list1841480736"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432400731"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1144352269"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807966460"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70044145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text:soft-page-break/>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343803043"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1412633151"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234820985" text:continue-numbering="true" text:style-name="List_20_1">
        <text:list-item>
          <text:p text:style-name="List_20_1">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text:soft-page-break/>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17"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7"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8"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oft-page-break/><text:span text:style-name="T9">spuštění. Opakovaná inicializace by však byla výpočetně velmi náročná</text:span><text:span text:style-name="T9"><text:note text:id="ftn0" text:note-class="footnote"><text:note-citation>55</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h text:style-name="P16" text:outline-level="1">5 Závěr</text:h>
      <text:p text:style-name="Text_20_body">Napiš, že výstupy použiješ jako zprávu pro Národní knihovnu</text:p>
      <text:h text:style-name="P16" text:outline-level="1">Seznam literatury</text:h>
      <text:p text:style-name="seznam_20_literatury">[1]<text:tab/>Co je WebArchiv?. WEBARCHIV. <text:span text:style-name="T4">WebArchiv</text:span> [online]. 21.3.2012 [cit. 2012-03-<text:tab/>21]. Dostupné z: &lt;http://www.webarchiv.cz&gt;.</text:p>
      <text:p text:style-name="seznam_20_literatury">[2]<text:tab/>Charakteristika Webarchivu. WEBARCHIV. <text:span text:style-name="T4">Webarchiv</text:span> [online]. 21.3.2012 [cit. <text:tab/>2012-03-21]. Dostupné z: &lt;http://www.webarchiv.cz/wainfo/&gt;.</text:p>
      <text:p text:style-name="seznam_20_literatury">[3]<text:tab/>Dokumenty. WEBARCHIV. <text:span text:style-name="T4">Webarchiv</text:span> [online]. 21.3.2012 [cit. 2012-03-21]. <text:tab/>Dostupné z: &lt;http://www.webarchiv.cz/dokumenty/&gt;.</text:p>
      <text:p text:style-name="seznam_20_literatury">[4]<text:tab/>CELBOVÁ, Ludmila. <text:span text:style-name="T4">Registrace, ochrana a zpřístupnění domácích <text:tab/>elektronických zdrojů v síti Internet</text:span>. 2000. Dostupné z: <text:tab/>&lt;http://www.webarchiv.cz/files/dokumenty/zpravy/zprava2000.pdf&gt;.</text:p>
      <text:p text:style-name="seznam_20_literatury">[5]<text:tab/>CELBOVÁ, Ludmila. <text:span text:style-name="T4">Registrace, ochrana a zpřístupnění domácích <text:tab/>elektronických zdrojů v síti Internet</text:span>. 2002. Dostupné z:<text:tab/>&lt;http://www.webarchiv.cz/files/dokumenty/zpravy/zprava2001/zprava2001.pdf&gt;.</text:p>
      <text:p text:style-name="seznam_20_literatury">[6]<text:tab/>CELBOVÁ, Ludmila. <text:span text:style-name="T4">WebArchiv - vytvoření podmínek pro zpřístupnění českých <text:tab/>webových zdrojů: knihovnické, legislativní a technické aspekty</text:span>. 2003. Dostupné z: <text:tab/>&lt;http://www.webarchiv.cz/files/dokumenty/zpravy/zprava2002.pdf&gt;.</text:p>
      <text:p text:style-name="seznam_20_literatury">[7]<text:tab/>STOKLASOVÁ, Bohdana. <text:span text:style-name="T4">Budování vzájemně kompatibilních informačních <text:tab/>systémů pro přístup k heterogenním informačním zdrojům a jejich zastřešení <text:tab/>prostřednictvím Jednotné informační brány</text:span>. 2004. Dostupné z: <text:tab/>&lt;http://webarchiv.cz/files/dokumenty/zpravy/Zamer2004Zpravatextrev.doc&gt;.</text:p>
      <text:p text:style-name="seznam_20_literatury">[8]<text:tab/>STOKLASOVÁ, Bohdana. <text:span text:style-name="T4">Budování vzájemně kompatibilních informačních <text:tab/>systémů pro přístup k heterogenním informačním zdrojům a jejich zastřešení <text:tab/>prostřednictvím Jednotné informační brány</text:span>. 2005. Dostupné z: <text:tab/>&lt;http://webarchiv.cz/files/dokumenty/zpravy/Zamer2005Zpravatext.doc&gt;.</text:p>
      <text:p text:style-name="seznam_20_literatury">[9]<text:tab/>CELBOVÁ, Ludmila. <text:span text:style-name="T4">Ochrana a trvalé zpřístupnění webových zdrojů jako <text:tab/>součásti národního kulturního dědictví</text:span>. 2006. Dostupné z: <text:tab/>&lt;http://webarchiv.cz/files/dokumenty/zpravy/zprava-VaV_2006-final.rtf&gt;.</text:p>
      <text:p text:style-name="seznam_20_literatury">[10]<text:tab/>WEBARCHIV. <text:span text:style-name="T4">Zpráva WebArchiv - obnova dat - 2007</text:span>. Brno, 2007. Dostupné z: <text:tab/>&lt;https://docs.google.com/Doc?<text:tab/>docid=0AbRV47jJIQggZG5qOHJtZF8yNmRjanM1dg&amp;hl=cs&gt;.</text:p>
      <text:p text:style-name="seznam_20_literatury">[11]<text:tab/>CELBOVÁ, Ludmila. <text:span text:style-name="T4">Ochrana a trvalé zpřístupnění webových zdrojů jako </text:span><text:soft-page-break/><text:span text:style-name="T4"><text:tab/>součásti národního kulturního dědictví</text:span>. 2007. Dostupné z: <text:tab/>&lt;http://webarchiv.cz/files/dokumenty/zpravy/zprava2007.pdf&gt;.</text:p>
      <text:p text:style-name="seznam_20_literatury">[12]<text:tab/>COUFAL, Libor. <text:span text:style-name="T4">Ochrana a trvalé zpřístupnění webových zdrojů jako součásti <text:tab/>národního kulturního dědictví</text:span>. 2008. Dostupné z: <text:tab/>&lt;http://www.webarchiv.cz/files/dokumenty/zpravy/zprava2008.pdf&gt;.</text:p>
      <text:p text:style-name="seznam_20_literatury">[13]<text:tab/>WEBARCHIV. <text:span text:style-name="T4">Zpráva WebArchiv - VISK - 2009. Brno, 2009</text:span>. Dostupné z: <text:tab/>&lt;https://docs.google.com/Doc?<text:tab/>docid=0AbRV47jJIQggZG5qOHJtZF80NngybjZ3aGY&amp;hl=cs&gt;.</text:p>
      <text:p text:style-name="seznam_20_literatury">[14]<text:tab/>WEBARCHIV. <text:span text:style-name="T4">Zpráva WebArchiv - Věda a výzkum - 2010</text:span>. Brno, 2010. Dostupné <text:tab/>z: &lt;https://docs.google.com/Doc?<text:tab/>docid=0AbRV47jJIQggZG5qOHJtZF8xOGZ4YzNoamRy&amp;hl=cs&gt;.</text:p>
      <text:p text:style-name="seznam_20_literatury">[15]<text:tab/>WEBARCHIV. <text:span text:style-name="T4">Zpráva WebArchiv - VISK - 2010</text:span>. Brno, 2010. Dostupné z: <text:tab/>&lt;https://docs.google.com/Doc?d<text:tab/>ocid=0AbRV47jJIQggZG5qOHJtZF8xN2Q2cnpxcmZm&amp;hl=cs&gt;.</text:p>
      <text:p text:style-name="seznam_20_literatury">[16]<text:tab/>Celoplošné sklizně. WEBARCHIV. <text:span text:style-name="T4">Webarchiv</text:span> [online]. 21.3.2012 [cit. 2012-03-<text:tab/>21]. Dostupné z: &lt;http://www.webarchiv.cz/celoplosne-sklizne/&gt;.</text:p>
      <text:p text:style-name="seznam_20_literatury">[17]<text:tab/>CC info. WEBARCHIV. <text:span text:style-name="T4">Webarchiv</text:span> [online]. 21.3.2012 [cit. 2012-03-21]. <text:tab/>Dostupné z: &lt;http://www.webarchiv.cz/ccinfo/&gt;.</text:p>
      <text:p text:style-name="seznam_20_literatury">[18]<text:tab/>Gruber, Lukáš. <text:span text:style-name="T4">Licence Creative Commons a perspektiva jejich zavedení do <text:tab/>českého prostředí</text:span>. Ikaros [online]. 2008, roč. 12, č. 3 [cit. 21.03.2012]. Dostupný <text:tab/>z: &lt;http://www.ikaros.cz/node/4612&gt;. URN-NBN:cz-ik4612. ISSN 1212-5075.</text:p>
      <text:p text:style-name="seznam_20_literatury">[19]<text:tab/>JANSA, Petr. <text:span text:style-name="T4">Právní aspekty implementace projektu „Creative Commons“ <text:tab/>v České republice</text:span>. Praha, 2008. Dostupné z: <text:tab/>&lt;http://www.creativecommons.cz/wp-<text:tab/>content/uploads/dp_petr_jansa_komplet_xmp.pdf&gt;. Diplomová práce. <text:tab/>Univerzita Karlova.</text:p>
      <text:p text:style-name="seznam_20_literatury">[20]<text:tab/>Partneři projektu. WEBARCHIV. <text:span text:style-name="T4">Webarchiv</text:span> [online]. 21.3.2012 [cit. 2012-03-<text:tab/>21]. Dostupné z: &lt;http://www.webarchiv.cz/partneri-projektu/&gt;.</text:p>
      <text:p text:style-name="seznam_20_literatury">[21]<text:tab/>Pro vydavatele. WEBARCHIV. <text:span text:style-name="T4">Webarchiv</text:span> [online]. 21.3.2012 [cit. 2012-03-21]. <text:tab/>Dostupné z: &lt;http://www.webarchiv.cz/vydavatele/&gt;.</text:p>
      <text:p text:style-name="seznam_20_literatury">[22]<text:tab/>Partneři. WEBARCHIV. <text:span text:style-name="T4">Webarchiv</text:span> [online]. 21.3.2012 [cit. 2012-03-21]. <text:tab/>Dostupné z: &lt;http://www.webarchiv.cz/partneri&gt;.</text:p>
      <text:p text:style-name="seznam_20_literatury"><text:soft-page-break/>[23]<text:tab/>Doporučit zdroj. WEBARCHIV. <text:span text:style-name="T4">Webarchiv</text:span> [online]. 21.3.2012 [cit. 2012-03-<text:tab/>21]. Dostupné z: &lt;http://www.webarchiv.cz/formular-url/&gt;.</text:p>
      <text:p text:style-name="seznam_20_literatury">[24]<text:tab/>Kritéria. WEBARCHIV. <text:span text:style-name="T4">Webarchiv</text:span> [online]. 21.3.2012 [cit. 2012-03-21]. <text:tab/>Dostupné z: &lt;http://www.webarchiv.cz/kriteria/&gt;.</text:p>
      <text:p text:style-name="seznam_20_literatury">[25]<text:tab/>BARTOŠEK, Miroslav. <text:span text:style-name="T4">Systém pro správu procesu archivace webových <text:tab/>informačních zdrojů.</text:span> Brno, 2009. Dostupné z: <text:tab/>&lt;http://is.muni.cz/th/173018/fi_b/&gt;. <text:tab/>Bakalářské práce. Masarykova univerzita.</text:p>
      <text:p text:style-name="seznam_20_literatury">[26]<text:tab/>KUSALÍK, Filip. <text:span text:style-name="T4">Identifikace a omezení přístupu k „nevhodným“ stránkám <text:tab/>ve webovém archivu</text:span>. Brno, 2009. Dostupné z: <text:tab/>&lt;http://is.muni.cz/th/173018/fi_b/&gt;. Bakalářské práce. Masarykova univerzita.</text:p>
      <text:p text:style-name="seznam_20_literatury">[27]<text:tab/>VLČEK, Ivan. <text:span text:style-name="T4">Rozpoznání a archivace českého webu mimo národní doménu</text:span><text:span text:style-name="T8">. <text:tab/>Brno</text:span>, 2008. Dostupné z: &lt;http://is.muni.cz/th/172585/fi_b/&gt;. Bakalářské práce. <text:tab/>Masarykova univerzita.</text:p>
      <text:p text:style-name="seznam_20_literatury">[28]<text:tab/>BELLA, Martin. <text:span text:style-name="T4">Implementace OAI-PMH pro český WebArchiv</text:span>. Brno, 2008. <text:tab/>Dostupné z: &lt;http://is.muni.cz/th/98989/fi_b&gt;. Bakalářské práce. Masarykova <text:tab/>univerzita.</text:p>
      <text:p text:style-name="seznam_20_literatury">[29]<text:tab/>JELÍNKOVÁ, Lenka. <text:span text:style-name="T4">Bibliografický popis elektronických online zdrojů <text:tab/>v zahraniční a domácí katalogizační praxi</text:span>. Praha, 2006. Dostupné z: <text:tab/>&lt;http://www.webarchiv.cz/files/dokumenty/ostatni/DPjelinkova2006.pdf&gt;. <text:tab/>Diplomová práce. Univerzita Karlova.</text:p>
      <text:p text:style-name="seznam_20_literatury">[30]<text:tab/>MATĚJKA, Lukáš. <text:span text:style-name="T4">Zpřístupnění archivu českého webu</text:span>. Brno, 2006. Dostupné z: <text:tab/>&lt;http://is.muni.cz/th/49968/fi_m&gt;. Diplomová práce. Masarykova univerzita.</text:p>
      <text:p text:style-name="seznam_20_literatury">[31]<text:tab/>ŠKODOVÁ, Markéta. <text:span text:style-name="T4">Strategie archivace elektronických online zdrojů a <text:tab/>politika jejich výběru do digitálního archivu (se zaměřením na český systém <text:tab/>WebArchiv)</text:span>. Praha, 2005. Dostupné z: <text:tab/>&lt;http://www.webarchiv.cz/files/dokumenty/zpravy/skodova.doc&gt;. Diplomová <text:tab/>práce. Univerzita Karlova.</text:p>
      <text:p text:style-name="seznam_20_literatury">[32]<text:tab/>Arc File Format Reference. INTERNET ARCHIVE. <text:span text:style-name="T4">Internet Archive</text:span> [online]. <text:tab/>[cit. 2012-03-21]. Dostupné z: <text:tab/>&lt;http://www.archive.org/web/researcher/ArcFileFormat.php&gt;.</text:p>
      <text:p text:style-name="seznam_20_literatury">[33]<text:tab/>ARC to WARC (to ARC). IA Webteam Confluence. <text:span text:style-name="T4">IA Webteam Confluence.</text:span><text:span text:style-name="T8"> <text:tab/>[online]. [cit. 2012-03-21]. Dostupné z: </text:span><text:soft-page-break/><text:span text:style-name="T8"><text:tab/>&lt;</text:span>https://webarchive.jira.com/wiki/display/Heritrix/ARC+to+WARC+<text:tab/>%28to+ARC%29&gt;.</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4.99mm" fo:margin-left="30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8</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20:54:33</dc:date>
    <dc:creator>Martin Prokop</dc:creator>
    <meta:editing-duration>P4DT19H25M57S</meta:editing-duration>
    <meta:editing-cycles>2495</meta:editing-cycles>
    <meta:document-statistic meta:table-count="1" meta:image-count="0" meta:object-count="0" meta:page-count="48" meta:paragraph-count="561" meta:word-count="10263" meta:character-count="72420" meta:non-whitespace-character-count="62797"/>
  </office:meta>
</office:document-meta>
</file>